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ab19b" officeooo:paragraph-rsid="000ab19b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fo:font-variant="normal" fo:text-transform="none" fo:color="#2d2f31" style:font-name="Udemy Sans" fo:font-size="14.25pt" fo:letter-spacing="normal" fo:font-style="normal" fo:font-weight="normal" officeooo:rsid="000ab19b" officeooo:paragraph-rsid="000ab19b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2d2f31" style:font-name="Udemy Sans" fo:font-size="14.25pt" fo:letter-spacing="normal" fo:font-style="normal" fo:font-weight="normal" officeooo:rsid="000ab19b" officeooo:paragraph-rsid="000ab19b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2d2f31" style:font-name="Udemy Sans" fo:font-size="14.25pt" fo:letter-spacing="normal" fo:font-style="normal" fo:font-weight="normal" officeooo:rsid="000b55b0" officeooo:paragraph-rsid="000b55b0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0ab19b" officeooo:paragraph-rsid="000ab19b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variant="normal" fo:text-transform="none" fo:color="#2d2f31" style:font-name="Udemy Sans" fo:font-size="12pt" fo:letter-spacing="normal" fo:font-style="normal" fo:font-weight="normal" officeooo:rsid="000ab19b" officeooo:paragraph-rsid="000ab19b" style:font-size-asian="12.25pt" style:font-weight-asian="bold" style:font-size-complex="14pt" style:font-weight-complex="bold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d2f31" style:font-name="Udemy San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d2f31" style:font-name="Udemy Sans" fo:letter-spacing="normal" fo:font-style="normal" fo:font-weight="normal"/>
    </style:style>
    <style:style style:name="T1" style:family="text">
      <style:text-properties officeooo:rsid="000ab19b"/>
    </style:style>
    <style:style style:name="T2" style:family="text">
      <style:text-properties officeooo:rsid="000b55b0"/>
    </style:style>
    <style:style style:name="T3" style:family="text">
      <style:text-properties fo:color="#bcbec4" style:font-name="JetBrains Mono" fo:font-size="10pt" style:font-size-asian="10pt" style:font-style-asian="normal" style:font-weight-asian="normal"/>
    </style:style>
    <style:style style:name="T4" style:family="text">
      <style:text-properties fo:color="#bcbec4" fo:font-size="10pt" style:font-size-asian="10pt" style:font-style-asian="normal" style:font-weight-asian="normal"/>
    </style:style>
    <style:style style:name="T5" style:family="text">
      <style:text-properties fo:color="#bcbec4" style:font-style-asian="normal" style:font-weight-asian="normal"/>
    </style:style>
    <style:style style:name="T6" style:family="text">
      <style:text-properties fo:color="#8888c6" style:font-name="JetBrains Mono" fo:font-size="10pt" style:font-size-asian="10pt" style:font-style-asian="normal" style:font-weight-asian="normal"/>
    </style:style>
    <style:style style:name="T7" style:family="text">
      <style:text-properties fo:color="#8888c6" fo:font-size="10pt" style:font-size-asian="10pt" style:font-style-asian="normal" style:font-weight-asian="normal"/>
    </style:style>
    <style:style style:name="T8" style:family="text">
      <style:text-properties fo:color="#8888c6" style:font-style-asian="normal" style:font-weight-asian="normal"/>
    </style:style>
    <style:style style:name="T9" style:family="text">
      <style:text-properties fo:color="#6aab73" style:font-name="JetBrains Mono" fo:font-size="10pt" style:font-size-asian="10pt" style:font-style-asian="normal" style:font-weight-asian="normal"/>
    </style:style>
    <style:style style:name="T10" style:family="text">
      <style:text-properties fo:color="#6aab73" fo:font-size="10pt" style:font-size-asian="10pt" style:font-style-asian="normal" style:font-weight-asian="normal"/>
    </style:style>
    <style:style style:name="T11" style:family="text">
      <style:text-properties fo:color="#6aab73" style:font-style-asian="normal" style:font-weight-asian="normal"/>
    </style:style>
    <style:style style:name="T12" style:family="text">
      <style:text-properties fo:color="#cf8e6d" style:font-name="JetBrains Mono" fo:font-size="10pt" style:font-size-asian="10pt" style:font-style-asian="normal" style:font-weight-asian="normal"/>
    </style:style>
    <style:style style:name="T13" style:family="text">
      <style:text-properties fo:color="#cf8e6d" fo:font-size="10pt" style:font-size-asian="10pt" style:font-style-asian="normal" style:font-weight-asian="normal"/>
    </style:style>
    <style:style style:name="T14" style:family="text">
      <style:text-properties fo:color="#cf8e6d" style:font-style-asian="normal" style:font-weight-asian="normal"/>
    </style:style>
    <style:style style:name="T15" style:family="text">
      <style:text-properties style:font-style-asian="normal" style:font-weight-asian="normal"/>
    </style:style>
    <style:style style:name="T16" style:family="text">
      <style:text-properties style:font-style-asian="normal" style:font-weight-asian="normal"/>
    </style:style>
    <style:style style:name="T17" style:family="text">
      <style:text-properties style:font-style-asian="normal" style:font-weight-asian="normal"/>
    </style:style>
    <style:style style:name="T18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LLANGE INPUT()</text:p>
      <text:p text:style-name="P1"/>
      <text:p text:style-name="P2"><text:bookmark-start text:name="__DdeLink__0_3132916840"/>In a .py file, create a program and use input() three times to get answers to the following questions from a user.  Store each of the answers in a variable.</text:p>
      <text:p text:style-name="P2"/>
      <text:p text:style-name="P6">1.What is your name?</text:p>
      <text:list xml:id="list2192141169" text:style-name="L1">
        <text:list-header>
          <text:p text:style-name="P7"><text:span text:style-name="T1">2.</text:span>What is your quest?</text:p>
          <text:p text:style-name="P7"><text:span text:style-name="T1">3.</text:span>What is your favorite color?</text:p>
        </text:list-header>
      </text:list>
      <text:p text:style-name="P8"/>
      <text:p text:style-name="P8">Then, concatenate everything into a string within a print() statement with the form "So your name is [name], your quest is [quest], and your favorite color is [color]."</text:p>
      <text:p text:style-name="P2"/>
      <text:p text:style-name="P2"><text:span text:style-name="T2">N</text:span>ame = input(“What is your name ?”)</text:p>
      <text:p text:style-name="P2">quest = input(“What is your quest ?”)</text:p>
      <text:p text:style-name="P2">color = input(“What is your favorite color ?”)<text:bookmark-end text:name="__DdeLink__0_3132916840"/></text:p>
      <text:p text:style-name="P2"/>
      <text:p text:style-name="P5"><text:span text:style-name="T15">print</text:span><text:span text:style-name="T15">(</text:span><text:span text:style-name="T15">"your name is " </text:span><text:span text:style-name="T15">+ Name + </text:span><text:span text:style-name="T15">"</text:span><text:span text:style-name="T15">\n</text:span><text:span text:style-name="T15">" "your quest is " </text:span><text:span text:style-name="T15">+ quest + </text:span><text:span text:style-name="T15">"</text:span><text:span text:style-name="T15">\n</text:span><text:span text:style-name="T15">" "your favorite color is " </text:span><text:span text:style-name="T15">+ color )</text:span></text:p>
      <text:p text:style-name="P3"/>
      <text:p text:style-name="P4">OUTPUT</text:p>
      <text:p text:style-name="P4">What is your name ?Bhavin</text:p>
      <text:p text:style-name="P4">What is your quest ?I'm einfochips</text:p>
      <text:p text:style-name="P4">What is your favorite color ?Yellow</text:p>
      <text:p text:style-name="P4">your name is Bhavin</text:p>
      <text:p text:style-name="P4">your quest is I'm einfochips</text:p>
      <text:p text:style-name="P4">your favorite color is Yellow</text:p>
      <text:p text:style-name="P4"/>
      <text:p text:style-name="P4">Process finished with exit code 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9T23:21:47.980759730</dc:date>
    <meta:editing-duration>PT15M43S</meta:editing-duration>
    <meta:editing-cycles>1</meta:editing-cycles>
    <meta:document-statistic meta:table-count="0" meta:image-count="0" meta:object-count="0" meta:page-count="1" meta:paragraph-count="18" meta:word-count="157" meta:character-count="842" meta:non-whitespace-character-count="702"/>
    <meta:generator>LibreOffice/6.4.7.2$Linux_X86_64 LibreOffice_project/40$Build-2</meta:generator>
  </office:meta>
</office:document-meta>
</file>